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EGA CHIPAYO, GRICELD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67426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ORTEGA CHIPAYO, GRICELD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6742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LOPEZ VILLANUEVA, WILFREDO LUCIO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277385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7</text:p>
          </table:table-cell>
          <table:table-cell table:style-name="Tableau1.D2" office:value-type="string">
            <text:p text:style-name="P13">64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4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7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8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6T19:11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